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ânia Fischer – Poderes locais, desenvolvimento e gestão – Instrodução a uma agenda</text:h>
      <text:h text:style-name="Heading_20_4" text:outline-level="4">Francisco Matelli Matulovic</text:h>
      <text:p text:style-name="Standard"/>
      <text:p text:style-name="Standard">A primeira preposição diz que “a gestão do desenvolvimento local é um processo de mediação que articula múltiplos níveis de de poder individual e social”, essa visão adiciona o elemento mediador as funções dos gestores, que devem atentar as demandas e mediar a destribuição e descentralização de poder, criando o que a autora chama de policentria de poder. “A participação comunitária é valorizada desde a concepção de estratégias até o desenho de estruturas”.</text:p>
      <text:p text:style-name="Standard"/>
      <text:p text:style-name="Standard">A segunda preposição complementa a ideia da primeira, postulando que o desenvolvimento social é um campo de conhecimento e espaço de práticas híbridos e contraditórios; a competitividade pressupões articulações, alianças e pactos. Portanto, sendo um espaço de clonflito de interesse e disputa pelo poder, reforça a postura do gestor como mediador de interesses.</text:p>
      <text:p text:style-name="Standard"/>
      <text:p text:style-name="Standard">A terceira preposição vai de encontro ao que Sérgio Buarque propõe, preza pela eficiência econômica, pois somente com eficácia e eficiência é que se pude atingir um padrão de desenvolvimento sustentável. Além da gestão eficaz deve-se prestar contas à sociedade.</text:p>
      <text:p text:style-name="Standard"/>
      <text:p text:style-name="Standard">A quarta preposição aborda a questão da sociedade de redes, como dito por Castells; a gestão do desenvolvimento social deve tratar de relações sociasi em constante mudança, pois os indivíduos estão em constate mudança, alterando o padrão e comportamento das redes que está inserido.</text:p>
      <text:p text:style-name="Standard"/>
      <text:p text:style-name="Standard">A quinta preposição trata dos aspectos cultural de cada localidade, pois não existe um modelo de DLIS aplicável a cada localidade, deve-se sempre levar em consideração os contextos cultura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cisco Matelli</meta:initial-creator>
    <meta:creation-date>2010-09-03T23:07:04</meta:creation-date>
    <dc:date>2010-09-04T00:15:46</dc:date>
    <dc:creator>Francisco Matelli</dc:creator>
    <meta:editing-duration>PT00H53M30S</meta:editing-duration>
    <meta:editing-cycles>2</meta:editing-cycles>
    <meta:generator>OpenOffice.org/3.2$Linux OpenOffice.org_project/320m12$Build-9483</meta:generator>
    <meta:printed-by>Francisco Matelli</meta:printed-by>
    <meta:print-date>2010-09-04T00:13:43</meta:print-date>
    <meta:document-statistic meta:table-count="0" meta:image-count="0" meta:object-count="0" meta:page-count="1" meta:paragraph-count="7" meta:word-count="257" meta:character-count="1665"/>
  </office:meta>
</office:document-meta>
</file>